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eb5af" officeooo:paragraph-rsid="001eb5af" style:font-weight-asian="bold" style:font-weight-complex="bold"/>
    </style:style>
    <style:style style:name="P2" style:family="paragraph" style:parent-style-name="Standard">
      <style:text-properties fo:font-weight="bold" officeooo:rsid="0021714f" officeooo:paragraph-rsid="0021714f" style:font-weight-asian="bold" style:font-weight-complex="bold"/>
    </style:style>
    <style:style style:name="P3" style:family="paragraph" style:parent-style-name="Standard">
      <style:text-properties fo:font-weight="bold" officeooo:rsid="00224a3c" officeooo:paragraph-rsid="00224a3c" style:font-weight-asian="bold" style:font-weight-complex="bold"/>
    </style:style>
    <style:style style:name="P4" style:family="paragraph" style:parent-style-name="Standard">
      <style:text-properties fo:font-weight="bold" officeooo:rsid="002515f3" officeooo:paragraph-rsid="002515f3" style:font-weight-asian="bold" style:font-weight-complex="bold"/>
    </style:style>
    <style:style style:name="P5" style:family="paragraph" style:parent-style-name="Standard">
      <style:text-properties fo:font-weight="normal" officeooo:rsid="001eb5af" officeooo:paragraph-rsid="001eb5af" style:font-weight-asian="normal" style:font-weight-complex="normal"/>
    </style:style>
    <style:style style:name="P6" style:family="paragraph" style:parent-style-name="Standard">
      <style:text-properties fo:font-weight="normal" officeooo:rsid="00203043" officeooo:paragraph-rsid="00203043" style:font-weight-asian="normal" style:font-weight-complex="normal"/>
    </style:style>
    <style:style style:name="P7" style:family="paragraph" style:parent-style-name="Standard">
      <style:text-properties fo:font-weight="normal" officeooo:rsid="0021714f" officeooo:paragraph-rsid="0021714f" style:font-weight-asian="normal" style:font-weight-complex="normal"/>
    </style:style>
    <style:style style:name="P8" style:family="paragraph" style:parent-style-name="Standard">
      <style:text-properties fo:font-weight="normal" officeooo:rsid="0021fb2e" officeooo:paragraph-rsid="0021fb2e" style:font-weight-asian="normal" style:font-weight-complex="normal"/>
    </style:style>
    <style:style style:name="P9" style:family="paragraph" style:parent-style-name="Standard">
      <style:text-properties fo:font-weight="normal" officeooo:rsid="0022a349" officeooo:paragraph-rsid="0022a349" style:font-weight-asian="normal" style:font-weight-complex="normal"/>
    </style:style>
    <style:style style:name="P10" style:family="paragraph" style:parent-style-name="Standard">
      <style:text-properties fo:font-weight="normal" officeooo:rsid="0023bab8" officeooo:paragraph-rsid="0023bab8" style:font-weight-asian="normal" style:font-weight-complex="normal"/>
    </style:style>
    <style:style style:name="P11" style:family="paragraph" style:parent-style-name="Standard" style:list-style-name="L1">
      <style:text-properties fo:font-weight="normal" officeooo:rsid="0023bab8" officeooo:paragraph-rsid="0023bab8" style:font-weight-asian="normal" style:font-weight-complex="normal"/>
    </style:style>
    <style:style style:name="P12" style:family="paragraph" style:parent-style-name="Standard">
      <style:text-properties fo:font-weight="normal" officeooo:rsid="002515f3" officeooo:paragraph-rsid="002515f3"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on hiding</text:p>
      <text:p text:style-name="P5">it is the principle of segregation of the design decisions in computer programs that are most likely to change, thus protecting other parts of the program from extensive modification if the design decision is changed.</text:p>
      <text:p text:style-name="P5"><text:s/></text:p>
      <text:p text:style-name="P6">Typically the structure of an object is hidden as well as the implementation of its method.</text:p>
      <text:p text:style-name="P6">No part of a complex system should depend on the internal details of any other part.</text:p>
      <text:p text:style-name="P7">If I change a component internally it must works again, independently who use it.</text:p>
      <text:p text:style-name="P7"/>
      <text:p text:style-name="P2">Encapsulation vs information hiding</text:p>
      <text:p text:style-name="P8">They are 2 different things.</text:p>
      <text:p text:style-name="P8">Encapsulation is a language mechanism for restricting the visibility of attributes and methods.</text:p>
      <text:p text:style-name="P8">And it construct that facilitates the bundling of data with the methods operating on that data.</text:p>
      <text:p text:style-name="P8"/>
      <text:p text:style-name="P3">Abstraction</text:p>
      <text:p text:style-name="P9">it is one of the fundamental ways that we as humans cope with complexity.</text:p>
      <text:p text:style-name="P9">It is and approach that humans use to represent a complex problem.</text:p>
      <text:p text:style-name="P9"/>
      <text:p text:style-name="P10">Encapsulation and abstraction are complementary concepts:</text:p>
      <text:list xml:id="list848406119" text:style-name="L1">
        <text:list-item>
          <text:p text:style-name="P11">Abstraction focuses on the observable behavior of an object.</text:p>
        </text:list-item>
        <text:list-item>
          <text:p text:style-name="P11">Encapsulation focuses on the implementation that gives rise to this behavior</text:p>
        </text:list-item>
      </text:list>
      <text:p text:style-name="P10"/>
      <text:p text:style-name="P12">Encapsulation provides barrier to different abstractions.</text:p>
      <text:p text:style-name="P12"/>
      <text:p text:style-name="P4">Information hiding</text:p>
      <text:p text:style-name="P12">…decomposition was made using information hiding as a criterion. The modules</text:p>
      <text:p text:style-name="P12">no longer correspond to steps in the processing … Every module … is characterized by</text:p>
      <text:p text:style-name="P12">its knowledge of a design decision which it hides from all others. Its interface or</text:p>
      <text:p text:style-name="P12">definition was chosen to reveal as little as possible about its inner working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0:17:11.358920827</meta:creation-date>
    <meta:generator>LibreOffice/7.3.2.2$Linux_X86_64 LibreOffice_project/454130fadb9a820d3728b86ccb63c8f359d70528</meta:generator>
    <dc:date>2022-04-04T10:52:43.690971065</dc:date>
    <meta:editing-duration>PT23M18S</meta:editing-duration>
    <meta:editing-cycles>8</meta:editing-cycles>
    <meta:document-statistic meta:table-count="0" meta:image-count="0" meta:object-count="0" meta:page-count="1" meta:paragraph-count="22" meta:word-count="238" meta:character-count="1487" meta:non-whitespace-character-count="1271"/>
  </office:meta>
</office:document-meta>
</file>